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officeooo:paragraph-rsid="00225569"/>
    </style:style>
    <style:style style:name="P3" style:family="paragraph" style:parent-style-name="Standard">
      <style:paragraph-properties style:writing-mode="lr-tb"/>
      <style:text-properties officeooo:paragraph-rsid="00239b32"/>
    </style:style>
    <style:style style:name="P4" style:family="paragraph" style:parent-style-name="Standard">
      <style:paragraph-properties style:writing-mode="lr-tb"/>
      <style:text-properties officeooo:paragraph-rsid="0023eb1f"/>
    </style:style>
    <style:style style:name="T1" style:family="text">
      <style:text-properties style:font-name="sans-serif" fo:font-size="10.5pt"/>
    </style:style>
    <style:style style:name="T2" style:family="text">
      <style:text-properties style:font-name="sans-serif" fo:font-size="10.5pt" officeooo:rsid="0023eb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sign and Application of Gain Division Multiple Access </text:span></text:p>
      <text:p text:style-name="P1"><text:span text:style-name="T1"/></text:p>
      <text:p text:style-name="P2"><text:span text:style-name="T1">Gain division multiple access (GDMA) is a non-orthononal </text:span><text:span text:style-name="T2">multiple</text:span><text:span text:style-name="T1"> access methods, which can </text:span><text:span text:style-name="T2">simultaneously</text:span><text:span text:style-name="T1"> transmit multiple users in the same resource. In the thesis, we use clustering as a pilot-free channel estimation technique to obtain channel state information (CSI). Space Time Block Code (STBC) is a technique used in wireless communications, which can get more diversity by using multiple antennas and multiple time slots. We use STBC to make our system more robust.</text:span></text:p>
      <text:p text:style-name="P2"><text:span text:style-name="T1"/></text:p>
      <text:p text:style-name="P4"><text:span text:style-name="T1">We also combine GDMA with orthogonal frequency </text:span><text:span text:style-name="T2">division</text:span><text:span text:style-name="T1"> multiplexing (OFDM) in the polar-coded scheme. With the characteristic of polar code, we can solve the phase ambiguity of pilot-free channel estimation and reduce the peak-to-average power ratio (PAPR) at the same time.</text:span></text:p>
      <text:p text:style-name="P2"><text:span text:style-name="T1"/></text:p>
      <text:p text:style-name="P3"><text:span text:style-name="T1">Low density signature code division multiple access (LDS-CDMA) and Sparse code multiple access (SCMA) are non-orthogonal multiple access methods, where SCMA is a method derived from LDS-CDMA with a special design of signal constellation. In the literature, <text:s/>we compare GDMA, LDS-CDMA, and SCMA under Rayleigh fading channels in many different schemes. 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low densitysignature code division multiple access (LDS-CDMA) and Sparsecode multiple access (SCMA) are non-orthogonal multiple accessmethods, where SCMA is a method derived from LDS-CDMAwith a special design of signal constellation. In this paper, we com-pare their performances for transmission over Rayleigh fadingchannels. Simulation results show that the special constellationdesign of SCMA does not provide any gain in Rayleigh fadingchannels. We see that LDS-CDMA scheme based on 4 resourcesoutperforms the GDMA based on a single resource under perfectchannel state information (CSI). By using more resources anderror-correcting codes, GDMA can provide error rates similarto LDS-CDMA</text:span></text:p>
      <text:p text:style-name="P1"><text:span text:style-name="T1"/></text:p>
      <text:p text:style-name="P1"><text:span text:style-name="T1"><text:s/>Moreover....OFDM.....bla....PAPR.....clustering.....RACH</text:span></text:p>
      <text:p text:style-name="P1"><text:span text:style-name="T1"/></text:p>
      <text:p text:style-name="P1"><text:span text:style-name="T1"/></text:p>
      <text:p text:style-name="P1"><text:span text:style-name="T1">======NBC paper</text:span></text:p>
      <text:p text:style-name="P1"><text:span text:style-name="T1"/></text:p>
      <text:p text:style-name="P1"><text:span text:style-name="T1">About complexity</text:span></text:p>
      <text:p text:style-name="P1"><text:span text:style-name="T1"/></text:p>
      <text:p text:style-name="P1"><text:span text:style-name="T1">1. Clustering : not many users. comparing to polar decoder, the complexity of clustering is nothing</text:span></text:p>
      <text:p text:style-name="P1"><text:span text:style-name="T1"/></text:p>
      <text:p text:style-name="P1"><text:span text:style-name="T1">2. polar encoder ( PAPR) pre-calculated FFT result and bit flipping for each subcarrier</text:span></text:p>
      <text:p text:style-name="P1"><text:span text:style-name="T1"/></text:p>
      <text:p text:style-name="P1"><text:span text:style-name="T1">3. polar decoder : LDPC vs polar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13:27:25.569016040</meta:creation-date>
    <dc:date>2021-05-13T15:26:20.302234712</dc:date>
    <meta:editing-duration>P2DT23H42M2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308" meta:character-count="2154" meta:non-whitespace-character-count="1853"/>
  </office:meta>
</office:document-meta>
</file>